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20.00%" fo:text-align="left" fo:margin-bottom="7.00pt"/>
    </style:style>
    <style:style style:name="P2" style:family="paragraph">
      <style:paragraph-properties fo:line-height="100.00%" fo:text-align="left"/>
    </style:style>
    <style:style style:name="P3" style:family="paragraph">
      <style:paragraph-properties fo:line-height="120.00%" fo:text-align="left" fo:margin-bottom="7.00pt"/>
    </style:style>
    <style:style style:name="P4" style:family="paragraph">
      <style:paragraph-properties fo:line-height="120.00%" fo:text-align="center" fo:margin-bottom="7.00pt"/>
    </style:style>
  </office:automatic-styles>
  <office:body>
    <office:text>
      <text:p text:style-name="P1"><text:span text:style-name="T1">Eu Gustavo Pedroso de Oliveira transfiro 10 % (Dez porcentos) das ações da empresa para Carlos Cesar Martins Rigoni de Oliveira pelo valor de 599.99 reais (Quinhentos e Noventa e Nove reais e Noventa e Nove centavos reais) mensal por um período de 3 meses, mais a taxa de fundação da empresa no valor de 135 reais (Cento e Trinta e Cinco reais), totalizando o valor de 193.2 reais (Cento e Noventa e Tres reais e Vinte centavos reais).</text:span></text:p>
      <text:p text:style-name="P1"><text:span text:style-name="T1">Portanto toda empresa fundada através da Corporação Nax tem seus 10% (Dez porcentos) de acões de direito a Carlos Cesar Martins Rigoni de Oliveira.</text:span></text:p>
      <text:p text:style-name="P1"><text:span text:style-name="T1">E transfiro todas minhas ações temporariamente para Carlos Cesar Martins Rigoni de Oliveira, para que o Sr Carlos cuide da empresa como ceo até que eu possa assumir ter idade para tomar a Corporação Nax.</text:span></text:p>
      <text:p text:style-name="P1"><text:span text:style-name="T1">Assinatura: _________________________________________________________________</text:span></text:p>
      <text:p text:style-name="P1"><text:span text:style-name="T2"/></text:p>
      <text:p text:style-name="P1"><text:span text:style-name="T3">Eu Carlos Cesar Martins Rigoni de Oliveira aceito a compra das ações da Corporação Nax pelo valor de 193.2 reais (Cento e Noventa e Tres reais e Vinte centavos reais) cada, e me responsabilizo pela Corporação Nax como ceo até o fundador Gustavo Pedroso de Oliveira completar 18 (Dezoito) anos, no dia 24 / 05 / 2018 (Vinte e Quatro do Cinco de Dois Mil e Dezoito).</text:span></text:p>
      <text:p text:style-name="P1"><text:span text:style-name="T3">E estou de acordo que ao descomprir com esse contrato perco meus direitos sobre a Corporação Nax, e também com uma penalidade no valor de 1200 reias ( Mil e Dozentos reais).</text:span></text:p>
      <text:p text:style-name="P1"><text:span text:style-name="T3">Assinatura:<text:s text:c="2"/>_________________________________________________________________</text:span></text:p>
      <text:p text:style-name="P1"><text:span text:style-name="T4"/></text:p>
      <text:p text:style-name="P1"><text:span text:style-name="T5">Nome completo: _____________________________________________________________</text:span></text:p>
      <text:p text:style-name="P1"><text:span text:style-name="T5">Data de Nascimento: ____<text:s text:c="2"/>/ ____<text:s text:c="2"/>/ ______<text:s text:c="3"/><text:tab/><text:tab/><text:s text:c="3"/>RG: _____ . _____ . _____ - _____</text:span></text:p>
      <text:p text:style-name="P1"><text:span text:style-name="T5">Filiação: ____________________________________________________________________</text:span></text:p>
      <text:p text:style-name="P1"><text:span text:style-name="T5">___________________________________________________________________________</text:span></text:p>
      <text:p text:style-name="P1"><text:span text:style-name="T6"/></text:p>
      <text:p text:style-name="P1"><text:span text:style-name="T6"/></text:p>
      <text:p text:style-name="P1"><text:span text:style-name="T6"/></text:p>
      <text:p text:style-name="P1"><text:span text:style-name="T7">Nome completo: _____________________________________________________________</text:span></text:p>
      <text:p text:style-name="P1"><text:span text:style-name="T7">Data de Nascimento: ____<text:s text:c="2"/>/ ____<text:s text:c="2"/>/ ______<text:s text:c="3"/><text:tab/><text:tab/><text:s text:c="3"/>RG: _____ . _____ . _____ - _____</text:span></text:p>
      <text:p text:style-name="P1"><text:span text:style-name="T7">Filiação: ____________________________________________________________________</text:span></text:p>
      <text:p text:style-name="P1"><text:span text:style-name="T7">___________________________________________________________________________</text:span></text:p>
      <text:p text:style-name="P2"><text:span text:style-name="T8"/></text:p>
      <text:p text:style-name="P3"><text:span text:style-name="T8"/></text:p>
      <text:p text:style-name="P4"><text:span text:style-name="T8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